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9T17:35:51.517854828</meta:creation-date>
    <dc:date>2024-02-17T23:39:04.305000000</dc:date>
    <meta:editing-duration>P3DT16H10M45S</meta:editing-duration>
    <meta:editing-cycles>89</meta:editing-cycles>
    <meta:generator>LibreOffice/24.2.0.3$Windows_X86_64 LibreOffice_project/da48488a73ddd66ea24cf16bbc4f7b9c08e9bea1</meta:generator>
    <meta:document-statistic meta:object-count="49"/>
  </office:meta>
</office:document-meta>
</file>